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20ad09" officeooo:paragraph-rsid="0020ad09"/>
    </style:style>
    <style:style style:name="P2" style:family="paragraph" style:parent-style-name="Standard">
      <style:text-properties style:font-name="Arial" officeooo:rsid="0021d621" officeooo:paragraph-rsid="0021d621"/>
    </style:style>
    <style:style style:name="P3" style:family="paragraph" style:parent-style-name="Standard">
      <style:text-properties style:font-name="Arial" officeooo:rsid="002404b4" officeooo:paragraph-rsid="002404b4"/>
    </style:style>
    <style:style style:name="P4" style:family="paragraph" style:parent-style-name="Standard">
      <style:text-properties style:font-name="Arial" officeooo:rsid="002404b4" officeooo:paragraph-rsid="002404b4"/>
    </style:style>
    <style:style style:name="P5" style:family="paragraph" style:parent-style-name="Standard">
      <style:text-properties style:font-name="Arial" officeooo:rsid="00277fa4" officeooo:paragraph-rsid="00277fa4"/>
    </style:style>
    <style:style style:name="P6" style:family="paragraph" style:parent-style-name="Standard">
      <style:text-properties style:font-name="Arial" officeooo:rsid="002844f7" officeooo:paragraph-rsid="002844f7"/>
    </style:style>
    <style:style style:name="P7" style:family="paragraph" style:parent-style-name="Standard">
      <style:text-properties style:font-name="Arial" officeooo:rsid="0034a613" officeooo:paragraph-rsid="0034a613"/>
    </style:style>
    <style:style style:name="P8" style:family="paragraph" style:parent-style-name="Standard">
      <style:text-properties style:font-name="Arial" officeooo:rsid="00365eaf" officeooo:paragraph-rsid="00365eaf"/>
    </style:style>
    <style:style style:name="P9" style:family="paragraph" style:parent-style-name="Standard">
      <style:text-properties style:font-name="Arial" officeooo:rsid="0037d04a" officeooo:paragraph-rsid="0037d04a"/>
    </style:style>
    <style:style style:name="P10" style:family="paragraph" style:parent-style-name="Standard">
      <style:text-properties style:font-name="Arial" officeooo:rsid="00472f2f" officeooo:paragraph-rsid="00472f2f"/>
    </style:style>
    <style:style style:name="T1" style:family="text">
      <style:text-properties officeooo:rsid="00235a21"/>
    </style:style>
    <style:style style:name="T2" style:family="text">
      <style:text-properties officeooo:rsid="0024b330"/>
    </style:style>
    <style:style style:name="T3" style:family="text">
      <style:text-properties officeooo:rsid="00259faf"/>
    </style:style>
    <style:style style:name="T4" style:family="text">
      <style:text-properties officeooo:rsid="0037d04a"/>
    </style:style>
    <style:style style:name="T5" style:family="text">
      <style:text-properties officeooo:rsid="003b32de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lipsen:</text:p>
      <text:p text:style-name="P2">Oberfläche: <text:span text:style-name="T1">pi*a*b</text:span></text:p>
      <text:p text:style-name="P3">Umfang: pi*((6*a/5)*(<text:span text:style-name="T2">3b/4</text:span>))<text:tab/><text:span text:style-name="T3">ANNÄHERUNG</text:span></text:p>
      <text:p text:style-name="P3"/>
      <text:p text:style-name="P5">Elektrizität:</text:p>
      <text:p text:style-name="P5"/>
      <text:p text:style-name="P7">Einheiten und Konstanten:</text:p>
      <text:p text:style-name="P7"><draw:frame draw:style-name="fr1" draw:name="Object4" text:anchor-type="as-char" svg:width="1.1965in" svg:height="0.232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U: <text:span text:style-name="T4">Spannung (in Volt)</text:span></text:p>
      <text:p text:style-name="P9">d: <text:span text:style-name="T5">Abstand zweier Platten (in Meter)</text:span></text:p>
      <text:p text:style-name="P9"/>
      <text:p text:style-name="P10"/>
      <text:p text:style-name="P5"/>
      <text:p text:style-name="P6"><draw:frame draw:style-name="fr1" draw:name="Object2" text:anchor-type="as-char" svg:width="0.5055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<draw:frame draw:style-name="fr1" draw:name="Object5" text:anchor-type="as-char" svg:width="1.0626in" svg:height="0.416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><draw:frame draw:style-name="fr1" draw:name="Object3" text:anchor-type="as-char" svg:width="0.6402in" svg:height="0.304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<draw:frame draw:style-name="fr1" draw:name="Object1" text:anchor-type="as-char" svg:width="0.5689in" svg:height="0.436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0T12:48:51.688000000</dc:date>
    <meta:editing-duration>PT20M25S</meta:editing-duration>
    <meta:editing-cycles>41</meta:editing-cycles>
    <meta:generator>LibreOffice/7.1.0.3$Windows_X86_64 LibreOffice_project/f6099ecf3d29644b5008cc8f48f42f4a40986e4c</meta:generator>
    <meta:document-statistic meta:table-count="0" meta:image-count="0" meta:object-count="5" meta:page-count="1" meta:paragraph-count="12" meta:word-count="20" meta:character-count="160" meta:non-whitespace-character-count="147"/>
  </office:meta>
</office:document-meta>
</file>

<file path=Object 1/content.xml><?xml version="1.0" encoding="utf-8"?>
<math xmlns="http://www.w3.org/1998/Math/MathML" display="block">
  <semantics>
    <mrow>
      <mover accent="true">
        <mi>E</mi>
        <mo stretchy="false">⃗</mo>
      </mover>
      <mo stretchy="false">=</mo>
      <mfrac>
        <mover accent="true">
          <mi>F</mi>
          <mo stretchy="false">⃗</mo>
        </mover>
        <msub>
          <mi>q</mi>
          <mi mathvariant="italic">Pr</mi>
        </msub>
      </mfrac>
    </mrow>
    <annotation encoding="StarMath 5.0">vec E = vec F over q_Pr</annotation>
  </semantics>
</math>
</file>

<file path=Object 2/content.xml><?xml version="1.0" encoding="utf-8"?>
<math xmlns="http://www.w3.org/1998/Math/MathML" display="block">
  <semantics>
    <mrow>
      <mi>E</mi>
      <mo stretchy="false">=</mo>
      <mfrac>
        <mi>U</mi>
        <mi>d</mi>
      </mfrac>
    </mrow>
    <annotation encoding="StarMath 5.0">E=U over d</annotation>
  </semantics>
</math>
</file>

<file path=Object 3/content.xml><?xml version="1.0" encoding="utf-8"?>
<math xmlns="http://www.w3.org/1998/Math/MathML" display="block">
  <semantics>
    <mrow>
      <mi>E</mi>
      <mo stretchy="false">=</mo>
      <mrow>
        <mfrac>
          <mn>1</mn>
          <mi>ε</mi>
        </mfrac>
        <mo stretchy="false">⋅</mo>
        <mi>σ</mi>
      </mrow>
    </mrow>
    <annotation encoding="StarMath 5.0">E = 1 over %varepsilon cdot  %sigma</annotation>
  </semantics>
</math>
</file>

<file path=Object 4/content.xml><?xml version="1.0" encoding="utf-8"?>
<math xmlns="http://www.w3.org/1998/Math/MathML" display="block">
  <semantics>
    <mrow>
      <msub>
        <mi>ε</mi>
        <mn>0</mn>
      </msub>
      <mo stretchy="false">=</mo>
      <mrow>
        <mn>8,854</mn>
        <mo stretchy="false">∗</mo>
        <msup>
          <mn>10</mn>
          <mrow>
            <mo stretchy="false">−</mo>
            <mn>12</mn>
          </mrow>
        </msup>
      </mrow>
    </mrow>
    <annotation encoding="StarMath 5.0">%varepsilon_0 = 8,854 *10^-12 </annotation>
  </semantics>
</math>
</file>

<file path=Object 5/content.xml><?xml version="1.0" encoding="utf-8"?>
<math xmlns="http://www.w3.org/1998/Math/MathML" display="block">
  <semantics>
    <mrow>
      <mi>σ</mi>
      <mo stretchy="false">=</mo>
      <mfrac>
        <mi>Q</mi>
        <mi>A</mi>
      </mfrac>
      <mo stretchy="false">=</mo>
      <mfrac>
        <mi>Q</mi>
        <mrow>
          <mn>4</mn>
          <mi>π</mi>
          <msup>
            <mi>r</mi>
            <mn>2</mn>
          </msup>
        </mrow>
      </mfrac>
    </mrow>
    <annotation encoding="StarMath 5.0">%sigma = Q over A = Q over { 4 %pi r^2}</annotation>
  </semantics>
</math>
</file>